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8B20000060C19490FB870403624.png" manifest:media-type="image/png"/>
  <manifest:file-entry manifest:full-path="Pictures/100002010000078800000614AD1FEE7108EE0847.png" manifest:media-type="image/png"/>
  <manifest:file-entry manifest:full-path="Pictures/10000000000005980000032D809CEFAAA037CF35.png" manifest:media-type="image/png"/>
  <manifest:file-entry manifest:full-path="Pictures/1000020100000806000004F498281B7C18A92CA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683cm" svg:height="5.977cm" svg:x="1.83cm" svg:y="2.04cm">
          <draw:image xlink:href="Pictures/1000020100000806000004F498281B7C18A92CA6.png" xlink:type="simple" xlink:show="embed" xlink:actuate="onLoad">
            <text:p/>
          </draw:image>
        </draw:frame>
        <draw:frame draw:style-name="gr1" draw:text-style-name="P1" draw:layer="layout" svg:width="9.039cm" svg:height="7.295cm" svg:x="11.225cm" svg:y="1.267cm">
          <draw:image xlink:href="Pictures/100002010000078800000614AD1FEE7108EE0847.png" xlink:type="simple" xlink:show="embed" xlink:actuate="onLoad">
            <text:p/>
          </draw:image>
        </draw:frame>
        <draw:frame draw:style-name="gr1" draw:text-style-name="P1" draw:layer="layout" svg:width="10.551cm" svg:height="5.99cm" svg:x="1.355cm" svg:y="8.431cm">
          <draw:image xlink:href="Pictures/10000000000005980000032D809CEFAAA037CF35.png" xlink:type="simple" xlink:show="embed" xlink:actuate="onLoad">
            <text:p/>
          </draw:image>
        </draw:frame>
        <draw:frame draw:style-name="gr1" draw:text-style-name="P1" draw:layer="layout" svg:width="9.795cm" svg:height="6.811cm" svg:x="10.795cm" svg:y="8.374cm">
          <draw:image xlink:href="Pictures/10000201000008B20000060C19490FB87040362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04:57:55.882131000</meta:creation-date>
    <dc:date>2015-11-13T10:15:32.535344000</dc:date>
    <meta:editing-duration>PT1H55M11S</meta:editing-duration>
    <meta:editing-cycles>1</meta:editing-cycles>
    <meta:document-statistic meta:object-count="4"/>
    <meta:generator>LibreOffice/5.0.3.2$MacOSX_X86_64 LibreOffice_project/e5f16313668ac592c1bfb310f4390624e3dbfb75</meta:generator>
  </office:meta>
</office:document-meta>
</file>